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133b0" officeooo:paragraph-rsid="001133b0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4pt" officeooo:rsid="001133b0" officeooo:paragraph-rsid="001133b0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language="ru" fo:country="RU" officeooo:rsid="001133b0" officeooo:paragraph-rsid="001133b0" style:font-size-asian="12.25pt" style:font-size-complex="14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language="ru" fo:country="RU" officeooo:rsid="001133b0" officeooo:paragraph-rsid="001133b0" style:font-size-asian="12.25pt" style:font-size-complex="14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4pt" fo:language="ru" fo:country="RU" officeooo:rsid="001133b0" officeooo:paragraph-rsid="001133b0" style:font-size-asian="12.25pt" style:font-size-complex="14pt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4pt" fo:language="ru" fo:country="RU" officeooo:rsid="001133b0" officeooo:paragraph-rsid="001133b0" style:font-size-asian="12.25pt" style:font-size-complex="14pt"/>
    </style:style>
    <style:style style:name="T1" style:family="text">
      <style:text-properties fo:language="en" fo:country="US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руктура</text:p>
      <text:p text:style-name="P2"/>
      <text:p text:style-name="P2">1. Регистрация — строки заполнения в файле БД таблица <text:span text:style-name="T1">user</text:span></text:p>
      <text:p text:style-name="P3">Вход</text:p>
      <text:p text:style-name="P3"/>
      <text:p text:style-name="P3">2. Задания — страничка с размещенными заданиями</text:p>
      <text:list text:style-name="L1">
        <text:list-item>
          <text:p text:style-name="P4">Задания</text:p>
        </text:list-item>
        <text:list-item>
          <text:p text:style-name="P4">Фильтры</text:p>
          <text:list>
            <text:list-item>
              <text:p text:style-name="P4">По университетам</text:p>
            </text:list-item>
            <text:list-item>
              <text:p text:style-name="P4">По курсам </text:p>
            </text:list-item>
            <text:list-item>
              <text:p text:style-name="P4">По предметам </text:p>
            </text:list-item>
            <text:list-item>
              <text:p text:style-name="P4">По направлениям</text:p>
            </text:list-item>
            <text:list-item>
              <text:p text:style-name="P4">По дедлайну </text:p>
            </text:list-item>
            <text:list-item>
              <text:p text:style-name="P4">По дате публикации</text:p>
            </text:list-item>
          </text:list>
        </text:list-item>
        <text:list-item>
          <text:p text:style-name="P4">Публикация задания — можно опубликовать задание.</text:p>
          <text:list>
            <text:list-item>
              <text:p text:style-name="P4">Университет</text:p>
            </text:list-item>
            <text:list-item>
              <text:p text:style-name="P4">Направление </text:p>
            </text:list-item>
            <text:list-item>
              <text:p text:style-name="P4">Предмет</text:p>
            </text:list-item>
            <text:list-item>
              <text:p text:style-name="P4">Курс</text:p>
            </text:list-item>
            <text:list-item>
              <text:p text:style-name="P4">Дедлайн</text:p>
            </text:list-item>
            <text:list-item>
              <text:p text:style-name="P4">Описание — фото</text:p>
            </text:list-item>
            <text:list-item>
              <text:p text:style-name="P4">Цена</text:p>
            </text:list-item>
          </text:list>
        </text:list-item>
      </text:list>
      <text:p text:style-name="P3"/>
      <text:p text:style-name="P3">3. Задание — карточка заданиям, выводится вся информация из таблицы БД <text:span text:style-name="T1">task</text:span></text:p>
      <text:list text:style-name="L2">
        <text:list-item>
          <text:p text:style-name="P5">Автор или администратор может удалить задание</text:p>
        </text:list-item>
        <text:list-item>
          <text:p text:style-name="P5">Автор может редактировать задание </text:p>
        </text:list-item>
        <text:list-item>
          <text:p text:style-name="P5">Исполнитель может отправить свое резюме заказчику.</text:p>
        </text:list-item>
        <text:list-item>
          <text:p text:style-name="P5">Автор в отдельном окне может просматривать заявки</text:p>
        </text:list-item>
        <text:list-item>
          <text:p text:style-name="P5">Автор должен выбрать исполнителя и внести залог за работу(Безопасная сделка)</text:p>
        </text:list-item>
      </text:list>
      <text:p text:style-name="P3"/>
      <text:p text:style-name="P3">4. Профиль</text:p>
      <text:list text:style-name="L3">
        <text:list-item>
          <text:p text:style-name="P6">Редактировать свой профиль — все строки из <text:span text:style-name="T1">user</text:span></text:p>
        </text:list-item>
        <text:list-item>
          <text:p text:style-name="P6">Просматривать чужой профиль</text:p>
        </text:list-item>
      </text:list>
      <text:p text:style-name="P3">5. Топ исполнителей</text:p>
      <text:p text:style-name="P3">6. Мессенджер — чтобы исполнитель мог связаться с заказчиком.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2T00:28:12.765000000</meta:creation-date>
    <dc:date>2023-11-02T01:02:11.865000000</dc:date>
    <meta:editing-duration>PT33M59S</meta:editing-duration>
    <meta:editing-cycles>2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31" meta:word-count="135" meta:character-count="840" meta:non-whitespace-character-count="747"/>
  </office:meta>
</office:document-meta>
</file>